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Khmer OS" svg:font-family="'Khmer OS'" style:font-pitch="variable"/>
    <style:font-face style:name="Lohit Bengali" svg:font-family="'Lohit Bengali'" style:font-pitch="variable"/>
    <style:font-face style:name="Loma" svg:font-family="Loma" style:font-pitch="variable"/>
    <style:font-face style:name="Meera" svg:font-family="Meera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Liberation Serif"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T1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Ubuntu" fo:font-size="12pt" style:font-size-asian="10.5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5 – Administrar Página Principal</text:p>
      <text:p text:style-name="P1"><draw:ellipse text:anchor-type="paragraph" draw:z-index="0" draw:style-name="gr1" draw:text-style-name="P8" svg:width="0.927cm" svg:height="0.768cm" svg:x="5.364cm" svg:y="0.714cm"><text:p/></draw:ellipse><draw:line text:anchor-type="paragraph" draw:z-index="2" draw:style-name="gr1" draw:text-style-name="P8" svg:x1="4.544cm" svg:y1="0.794cm" svg:x2="4.544cm" svg:y2="1.588cm"><text:p/></draw:line></text:p>
      <text:p text:style-name="P3"><draw:line text:anchor-type="paragraph" draw:z-index="1" draw:style-name="gr1" draw:text-style-name="P8" svg:x1="5.364cm" svg:y1="0.189cm" svg:x2="4.544cm" svg:y2="0.189cm"><text:p/></draw:line>Clase Interfaz <text:s text:c="4"/></text:p>
      <text:p text:style-name="P3"/>
      <text:p text:style-name="P3"/>
      <text:list xml:id="list1795083068" text:style-name="L1">
        <text:list-item>
          <text:p text:style-name="P5">Página Principal</text:p>
        </text:list-item>
      </text:list>
      <text:p text:style-name="P4"><draw:ellipse text:anchor-type="paragraph" draw:z-index="3" draw:style-name="gr1" draw:text-style-name="P8" svg:width="0.927cm" svg:height="0.874cm" svg:x="5.973cm" svg:y="0.385cm"><text:p/></draw:ellipse><draw:line text:anchor-type="paragraph" draw:z-index="4" draw:style-name="gr1" draw:text-style-name="P8" svg:x1="6.475cm" svg:y1="0.199cm" svg:x2="6.184cm" svg:y2="0.384cm"><text:p/></draw:line><draw:line text:anchor-type="paragraph" draw:z-index="5" draw:style-name="gr1" draw:text-style-name="P8" svg:x1="6.184cm" svg:y1="0.385cm" svg:x2="6.554cm" svg:y2="0.57cm"><text:p/></draw:line></text:p>
      <text:p text:style-name="P4"><text:span text:style-name="T1">Clase Control </text:span></text:p>
      <text:p text:style-name="P4"><text:span text:style-name="T1"/></text:p>
      <text:p text:style-name="P4"><text:span text:style-name="T1"/></text:p>
      <text:list xml:id="list314304163" text:style-name="L2">
        <text:list-item>
          <text:p text:style-name="P6">Verificador Cumpleaños Amigo</text:p>
        </text:list-item>
        <text:list-item>
          <text:p text:style-name="P6">Controlador Solicitudes de Amistad</text:p>
        </text:list-item>
        <text:list-item>
          <text:p text:style-name="P6">Controlador de Comentarios</text:p>
        </text:list-item>
        <text:list-item>
          <text:p text:style-name="P6">Controlador de Actualizaciones Perfiles</text:p>
        </text:list-item>
      </text:list>
      <text:p text:style-name="P4"><text:span text:style-name="T4"/></text:p>
      <text:p text:style-name="P4"><text:span text:style-name="T4"/></text:p>
      <text:p text:style-name="P4"><draw:ellipse text:anchor-type="paragraph" draw:z-index="6" draw:style-name="gr1" draw:text-style-name="P8" svg:width="0.927cm" svg:height="0.874cm" svg:x="5.973cm" svg:y="0.014cm"><text:p/></draw:ellipse><text:span text:style-name="T1">Clase Entidad<text:tab/></text:span></text:p>
      <text:p text:style-name="P4"><draw:line text:anchor-type="paragraph" draw:z-index="7" draw:style-name="gr1" draw:text-style-name="P8" svg:x1="5.734cm" svg:y1="0.374cm" svg:x2="7.269cm" svg:y2="0.4cm"><text:p/></draw:line><text:span text:style-name="T1"/></text:p>
      <text:list xml:id="list472967658" text:style-name="L3">
        <text:list-item>
          <text:p text:style-name="P7"><text:span text:style-name="T5">Confirmación Amistad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Khmer OS" svg:font-family="'Khmer OS'" style:font-pitch="variable"/>
    <style:font-face style:name="Lohit Bengali" svg:font-family="'Lohit Bengali'" style:font-pitch="variable"/>
    <style:font-face style:name="Loma" svg:font-family="Loma" style:font-pitch="variable"/>
    <style:font-face style:name="Meera" svg:font-family="Meera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1T11:06:06</dc:date>
    <dc:creator>Marce </dc:creator>
    <meta:editing-duration>PT19M22S</meta:editing-duration>
    <meta:editing-cycles>3</meta:editing-cycles>
    <meta:generator>LibreOffice/3.3$Linux LibreOffice_project/330m19$Build-202</meta:generator>
    <meta:document-statistic meta:table-count="0" meta:image-count="0" meta:object-count="0" meta:page-count="1" meta:paragraph-count="11" meta:word-count="42" meta:character-count="304"/>
  </office:meta>
</office:document-meta>
</file>